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697cm"/>
    </style:style>
    <style:style style:name="Tabla1.B" style:family="table-column">
      <style:table-column-properties style:column-width="12.298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826ef" officeooo:paragraph-rsid="000826ef"/>
    </style:style>
    <style:style style:name="P2" style:family="paragraph" style:parent-style-name="Table_20_Contents">
      <style:text-properties officeooo:rsid="000826ef" officeooo:paragraph-rsid="000826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quetes</text:p>
      <text:p text:style-name="P1"/>
      <text:p text:style-name="P1">Jerarquia</text:p>
      <text:p text:style-name="P1"/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P2">YATATools</text:p>
          </table:table-cell>
          <table:table-cell table:style-name="Tabla1.B2" office:value-type="string">
            <text:p text:style-name="P2">Contiene funciones y utilidades que dependen unicamente de terceros paquetes</text:p>
          </table:table-cell>
        </table:table-row>
        <table:table-row>
          <table:table-cell table:style-name="Tabla1.A2" office:value-type="string">
            <text:p text:style-name="P2">YATADB</text:p>
          </table:table-cell>
          <table:table-cell table:style-name="Tabla1.B2" office:value-type="string">
            <text:p text:style-name="P2">Clases abstractas para gestión de tablas y bases de datos.</text:p>
            <text:p text:style-name="P2">Cada Base de datos se implementa en su paquete</text:p>
          </table:table-cell>
        </table:table-row>
        <table:table-row>
          <table:table-cell table:style-name="Tabla1.A2" office:value-type="string">
            <text:p text:style-name="P2">YATADBCore</text:p>
          </table:table-cell>
          <table:table-cell table:style-name="Tabla1.B2" office:value-type="string">
            <text:p text:style-name="P2">Paquete para acceso los datos de cotizacion</text:p>
          </table:table-cell>
        </table:table-row>
        <table:table-row>
          <table:table-cell table:style-name="Tabla1.A2" office:value-type="string">
            <text:p text:style-name="P2">YATADBBase</text:p>
          </table:table-cell>
          <table:table-cell table:style-name="Tabla1.B2" office:value-type="string">
            <text:p text:style-name="P2">Paquete de acceso a los datos de configuración y parametrización del sistema</text:p>
            <text:p text:style-name="P2">Incluyendo localizacion</text:p>
          </table:table-cell>
        </table:table-row>
        <table:table-row>
          <table:table-cell table:style-name="Tabla1.A2" office:value-type="string">
            <text:p text:style-name="P2">YATADBUser</text:p>
          </table:table-cell>
          <table:table-cell table:style-name="Tabla1.B2" office:value-type="string">
            <text:p text:style-name="P2">Acceso a los datos del usuario</text:p>
          </table:table-cell>
        </table:table-row>
        <table:table-row>
          <table:table-cell table:style-name="Tabla1.A2" office:value-type="string">
            <text:p text:style-name="P2">YATAProviders</text:p>
          </table:table-cell>
          <table:table-cell table:style-name="Tabla1.B2" office:value-type="string">
            <text:p text:style-name="P2">Paquete de gestión de los proveedores de informacion</text:p>
          </table:table-cell>
        </table:table-row>
        <table:table-row>
          <table:table-cell table:style-name="Tabla1.A2" office:value-type="string">
            <text:p text:style-name="P2">YATABatch</text:p>
          </table:table-cell>
          <table:table-cell table:style-name="Tabla1.B2" office:value-type="string">
            <text:p text:style-name="P2">Funcionalidad sin interacción con usuario</text:p>
          </table:table-cell>
        </table:table-row>
        <table:table-row>
          <table:table-cell table:style-name="Tabla1.A2" office:value-type="string">
            <text:p text:style-name="P2">YATABackend</text:p>
          </table:table-cell>
          <table:table-cell table:style-name="Tabla1.B2" office:value-type="string">
            <text:p text:style-name="P2">Proveedor de servicios REST a los datos </text:p>
          </table:table-cell>
        </table:table-row>
        <table:table-row>
          <table:table-cell table:style-name="Tabla1.A2" office:value-type="string">
            <text:p text:style-name="P2">YATAMant</text:p>
          </table:table-cell>
          <table:table-cell table:style-name="Tabla1.B2" office:value-type="string">
            <text:p text:style-name="P2">Utilidades para mantenimiento del sistema</text:p>
          </table:table-cell>
        </table:table-row>
        <table:table-row>
          <table:table-cell table:style-name="Tabla1.A2" office:value-type="string">
            <text:p text:style-name="P2">YATACore</text:p>
          </table:table-cell>
          <table:table-cell table:style-name="Tabla1.B2" office:value-type="string">
            <text:p text:style-name="P2">Encapsulación de los objetos funcionales</text:p>
          </table:table-cell>
        </table:table-row>
        <table:table-row>
          <table:table-cell table:style-name="Tabla1.A2" office:value-type="string">
            <text:p text:style-name="P2">YATAWebShiny</text:p>
          </table:table-cell>
          <table:table-cell table:style-name="Tabla1.B2" office:value-type="string">
            <text:p text:style-name="P2">Especialización de JGGShiny para las paginas WEB</text:p>
          </table:table-cell>
        </table:table-row>
        <table:table-row>
          <table:table-cell table:style-name="Tabla1.A2" office:value-type="string">
            <text:p text:style-name="P2">YATAWebTrade</text:p>
          </table:table-cell>
          <table:table-cell table:style-name="Tabla1.B2" office:value-type="string">
            <text:p text:style-name="P2">Aplicacion de usuario</text:p>
          </table:table-cell>
        </table:table-row>
        <table:table-row>
          <table:table-cell table:style-name="Tabla1.A2" office:value-type="string">
            <text:p text:style-name="P2">YATAWebAnalysis</text:p>
          </table:table-cell>
          <table:table-cell table:style-name="Tabla1.B2" office:value-type="string">
            <text:p text:style-name="P2">Aplicacion centrada en los modelos </text:p>
          </table:table-cell>
        </table:table-row>
        <table:table-row>
          <table:table-cell table:style-name="Tabla1.A2" office:value-type="string">
            <text:p text:style-name="P2">YATAWebAdmin</text:p>
          </table:table-cell>
          <table:table-cell table:style-name="Tabla1.B2" office:value-type="string">
            <text:p text:style-name="P2">Aplicación de administracion</text:p>
          </table:table-cell>
        </table:table-row>
      </table:table>
      <text:p text:style-name="P1"/>
      <text:p text:style-name="P1"/>
      <text:p text:style-name="P1"/>
      <text:p text:style-name="P1">@startuml</text:p>
      <text:p text:style-name="P1"/>
      <text:p text:style-name="P1">node "WEB Apps" {</text:p>
      <text:p text:style-name="P1"><text:s text:c="3"/>component YATAWebTrade</text:p>
      <text:p text:style-name="P1"><text:s text:c="3"/>component YATAWebAdmin</text:p>
      <text:p text:style-name="P1"><text:s text:c="3"/>component YATAWebAnalyzer</text:p>
      <text:p text:style-name="P1"><text:s text:c="3"/>component YATAWebCore</text:p>
      <text:p text:style-name="P1"><text:s text:c="3"/>component JGGShiny</text:p>
      <text:p text:style-name="P1">}</text:p>
      <text:p text:style-name="P1"/>
      <text:p text:style-name="P1">node Backend {</text:p>
      <text:p text:style-name="P1"><text:s text:c="2"/>component YATABatch</text:p>
      <text:p text:style-name="P1"><text:s text:c="2"/>component YATABackend</text:p>
      <text:p text:style-name="P1"><text:s text:c="2"/>component YATAProviders</text:p>
      <text:p text:style-name="P1"><text:s text:c="2"/>component YATAMant</text:p>
      <text:p text:style-name="P1">}</text:p>
      <text:p text:style-name="P1"/>
      <text:p text:style-name="P1">node Databases {</text:p>
      <text:p text:style-name="P1"><text:s text:c="2"/>component YATADB</text:p>
      <text:p text:style-name="P1"><text:soft-page-break/><text:s text:c="2"/>component YATADBCore</text:p>
      <text:p text:style-name="P1"><text:s text:c="2"/>component YATADBBase</text:p>
      <text:p text:style-name="P1"><text:s text:c="2"/>component YATADBUser</text:p>
      <text:p text:style-name="P1"/>
      <text:p text:style-name="P1"><text:s text:c="2"/>database YATAData</text:p>
      <text:p text:style-name="P1"><text:s text:c="2"/>database YATABase</text:p>
      <text:p text:style-name="P1"><text:s text:c="2"/>database YATAUser</text:p>
      <text:p text:style-name="P1">}</text:p>
      <text:p text:style-name="P1">component YATATools</text:p>
      <text:p text:style-name="P1">component YATACore</text:p>
      <text:p text:style-name="P1"/>
      <text:p text:style-name="P1">cloud Providers</text:p>
      <text:p text:style-name="P1">cloud "YATA REST"</text:p>
      <text:p text:style-name="P1"/>
      <text:p text:style-name="P1"/>
      <text:p text:style-name="P1">YATADBCore ..|&gt; YATADB</text:p>
      <text:p text:style-name="P1">YATADBBase ..|&gt; YATADB</text:p>
      <text:p text:style-name="P1">YATADBUser ..|&gt; YATADB</text:p>
      <text:p text:style-name="P1"/>
      <text:p text:style-name="P1">YATAWebTrade <text:s text:c="4"/>..&gt; YATAWebCore : Use</text:p>
      <text:p text:style-name="P1">YATAWebAdmin <text:s text:c="4"/>..&gt; YATAWebCore : Use</text:p>
      <text:p text:style-name="P1">YATAWebAnalyzer <text:s/>..&gt; YATAWebCore : Use</text:p>
      <text:p text:style-name="P1"/>
      <text:p text:style-name="P1">YATAWebTrade <text:s text:c="4"/>..&gt; YATACore : Use</text:p>
      <text:p text:style-name="P1">YATAWebAdmin <text:s text:c="4"/>..&gt; YATACore : Use</text:p>
      <text:p text:style-name="P1">YATAWebAnalyzer <text:s/>..&gt; YATACore : Use</text:p>
      <text:p text:style-name="P1"/>
      <text:p text:style-name="P1">YATAWebCore ..|&gt; JGGShiny</text:p>
      <text:p text:style-name="P1"/>
      <text:p text:style-name="P1">YATAProviders --&gt; Providers</text:p>
      <text:p text:style-name="P1">YATABatch ..&gt; YATAProviders <text:s/>: Use</text:p>
      <text:p text:style-name="P1">YATABatch --&gt; YATAData</text:p>
      <text:p text:style-name="P1">YATAData <text:s/>--&gt; YATABackend</text:p>
      <text:p text:style-name="P1"/>
      <text:p text:style-name="P1">YATADBUser --&gt; YATAUser</text:p>
      <text:p text:style-name="P1">YATADBBase --&gt; YATABase</text:p>
      <text:p text:style-name="P1"/>
      <text:p text:style-name="P1">YATACore --&gt; "YATA REST"</text:p>
      <text:p text:style-name="P1">"YATA REST" --&gt; YATABackend</text:p>
      <text:p text:style-name="P1"/>
      <text:p text:style-name="P1">@enduml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31T01:27:45.082000000</meta:creation-date>
    <dc:date>2022-10-31T11:11:35.299000000</dc:date>
    <meta:editing-duration>PT9H43M57S</meta:editing-duration>
    <meta:editing-cycles>2</meta:editing-cycles>
    <meta:generator>LibreOffice/7.4.0.3$Windows_X86_64 LibreOffice_project/f85e47c08ddd19c015c0114a68350214f7066f5a</meta:generator>
    <meta:document-statistic meta:table-count="1" meta:image-count="0" meta:object-count="0" meta:page-count="2" meta:paragraph-count="78" meta:word-count="253" meta:character-count="1863" meta:non-whitespace-character-count="1636"/>
  </office:meta>
</office:document-meta>
</file>